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1A000003EA418CECF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front page.png" text:anchor-type="paragraph" svg:width="210.01mm" svg:height="265.01mm" draw:z-index="0"><draw:image xlink:href="Pictures/100002010000031A000003EA418CECF2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1.02 – 08/2020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web content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web content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20"/>
    <meta:user-defined meta:name="WebPublish_HTML_Profile">EEZ (HTML)</meta:user-defined>
  </office:meta>
</office:document-meta>
</file>